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A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989999999999999">
            <text:p>1.299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A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09999999999999">
            <text:p>1.261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A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62">
            <text:p>666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32">
            <text:p>1.23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A-4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86">
            <text:p>668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850000000000001">
            <text:p>1.18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A-5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759999999999999">
            <text:p>1.1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B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380000000000001">
            <text:p>1.33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B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6">
            <text:p>1.20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BAT-F01B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727">
            <text:p>672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76">
            <text:p>1.2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4</text:p>
          </table:table-cell>
          <table:table-cell table:style-name="ACE-0" office:value-type="float" office:value="-2.6960299999999999">
            <text:p>−2.69603</text:p>
          </table:table-cell>
          <table:table-cell table:style-name="ACE-0" office:value-type="float" office:value="107.61794999999999">
            <text:p>107.61795</text:p>
          </table:table-cell>
          <table:table-cell table:style-name="ACE-0" office:value-type="float" office:value="6771.5">
            <text:p>67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330000000000001">
            <text:p>2.733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5-1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1">
            <text:p>6711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350000000000001">
            <text:p>2.93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5-2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089999999999998">
            <text:p>2.90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5-3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6.3000000000002">
            <text:p>6716.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80000000000001">
            <text:p>2.91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5-4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33">
            <text:p>673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9">
            <text:p>2.91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05-5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53.1999999999998">
            <text:p>6753.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6</text:p>
          </table:table-cell>
          <table:table-cell table:style-name="ACE-0" office:value-type="float" office:value="-2.6944599999999999">
            <text:p>−2.69446</text:p>
          </table:table-cell>
          <table:table-cell table:style-name="ACE-0" office:value-type="float" office:value="107.61704">
            <text:p>107.61704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66">
            <text:p>2.26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a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80000000000002">
            <text:p>2.20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a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09.5">
            <text:p>660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59999999999998">
            <text:p>2.31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a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49999999999999">
            <text:p>2.31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b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19">
            <text:p>6619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279999999999998">
            <text:p>2.32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b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970000000000002">
            <text:p>2.29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19b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89999999999999">
            <text:p>2.23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23-1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60.5">
            <text:p>6460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81">
            <text:p>2.581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23-2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71.5">
            <text:p>64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4870000000000001">
            <text:p>2.48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23-3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85">
            <text:p>648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59">
            <text:p>2.35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elitung_Island</text:p>
          </table:table-cell>
          <table:table-cell table:style-name="Gnumeric-default" office:value-type="string">
            <text:p>modelled</text:p>
          </table:table-cell>
          <table:table-cell table:style-name="ACE-0" office:value-type="string">
            <text:p>TKUB-F23-4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553">
            <text:p>655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899999999999999">
            <text:p>2.6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4:50:3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